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1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64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78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86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96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49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5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66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80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7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95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05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30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60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6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9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98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05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06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0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1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5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7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7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82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95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0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1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13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22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2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4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7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8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6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5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6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69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7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7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7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8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92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0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04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2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38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46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5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5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5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5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56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1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5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00:07:55.476727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6-08T23:37:34.921347641</dc:date>
    <meta:editing-duration>P106DT11H29M10S</meta:editing-duration>
    <meta:editing-cycles>1864</meta:editing-cycles>
    <meta:generator>LibreOffice/6.4.7.2$Linux_X86_64 LibreOffice_project/40$Build-2</meta:generator>
    <dc:creator>James Petts</dc:creator>
    <meta:document-statistic meta:table-count="3" meta:cell-count="5949" meta:object-count="0"/>
  </office:meta>
</office:document-meta>
</file>